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n</mi>
        <mo stretchy="false">̂</mo>
      </mover>
      <mrow>
        <mi/>
        <mo stretchy="false">=</mo>
        <mi/>
      </mrow>
      <msup>
        <mi>a</mi>
        <mo stretchy="false">†</mo>
      </msup>
      <mi>a</mi>
    </mrow>
    <annotation encoding="StarMath 5.0">hat n `=` a^%Ux2020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51:01.255000000</meta:creation-date>
    <meta:generator>LibreOffice/4.1.4.2$Windows_x86 LibreOffice_project/0a0440ccc0227ad9829de5f46be37cfb6edcf72</meta:generator>
  </office:meta>
</office:document-meta>
</file>